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olyline draw:style-name="gr1" draw:layer="layout" svg:width="1.2cm" svg:height="0.6cm" svg:x="0.4cm" svg:y="0.4cm" svg:viewBox="0 0 1201 601" draw:points="0,0 600,601 12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full-wave-rectifier</dc:title>
    <meta:creation-date>2011-02-07T17:10:2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